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02cm" svg:height="8.438cm" svg:x="0.1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0-04T09:54:11.388477746</dc:date>
    <meta:editing-duration>PT5M54S</meta:editing-duration>
    <meta:editing-cycles>23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03cm" svg:height="8.439cm" xlink:href="." xlink:type="simple" chart:class="chart:scatter" chart:style-name="ch1">
        <chart:plot-area chart:style-name="ch2" chart:data-source-has-labels="both" svg:x="0.3cm" svg:y="0.168cm" svg:width="14.403cm" svg:height="8.103cm">
          <chartooo:coordinate-region svg:x="0.842cm" svg:y="0.367cm" svg:width="13.767cm" svg:height="7.705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736249105369355">
                <text:p>-0.7362491053693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497379774329708">
                <text:p>0.4973797743297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250666467128606">
                <text:p>-0.2506664671286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73624910536936">
                <text:p>-0.736249105369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46957615897682E-015">
                <text:p>-1.46957615897682E-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736249105369357">
                <text:p>0.7362491053693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963507348203427">
                <text:p>0.9635073482034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250666467128616">
                <text:p>0.2506664671286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497379774329705">
                <text:p>-0.4973797743297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250666467128612">
                <text:p>0.2506664671286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963507348203424">
                <text:p>0.9635073482034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736249105369361">
                <text:p>0.7362491053693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20436423846524E-015">
                <text:p>2.20436423846524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36909421185737">
                <text:p>-1.369094211857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963507348203428">
                <text:p>-0.963507348203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250666467128602">
                <text:p>-0.250666467128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497379774329716">
                <text:p>0.4973797743297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250666467128597">
                <text:p>-0.2506664671285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963507348203429">
                <text:p>-0.9635073482034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9021130325903">
                <text:p>-1.90211303259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736249105369355">
                <text:p>-0.736249105369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.93915231795365E-015">
                <text:p>-2.93915231795365E-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736249105369349">
                <text:p>0.7362491053693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963507348203435">
                <text:p>0.9635073482034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250666467128603">
                <text:p>0.2506664671286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1.17557050458494">
                <text:p>-1.175570504584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497379774329724">
                <text:p>-0.4973797743297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250666467128604">
                <text:p>0.2506664671286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963507348203422">
                <text:p>0.9635073482034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54102648555157">
                <text:p>1.541026485551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736249105369362">
                <text:p>0.7362491053693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.0000000000000107793677550431">
                <text:p>0.00000000000001077936775504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736249105369355">
                <text:p>-0.7362491053693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1.36909421185737">
                <text:p>-1.369094211857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1.54102648555157">
                <text:p>-1.541026485551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963507348203429">
                <text:p>-0.9635073482034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250666467128611">
                <text:p>-0.2506664671286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497379774329717">
                <text:p>0.4973797743297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68865585100402">
                <text:p>1.688655851004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497379774329704">
                <text:p>0.4973797743297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250666467128596">
                <text:p>-0.2506664671285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963507348203428">
                <text:p>-0.9635073482034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54102648555157">
                <text:p>-1.541026485551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9021130325903">
                <text:p>-1.90211303259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4.40872847693047E-015">
                <text:p>-4.40872847693047E-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0.736249105369348">
                <text:p>0.7362491053693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0.963507348203436">
                <text:p>0.9635073482034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0.250666467128605">
                <text:p>0.2506664671286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1.17557050458494">
                <text:p>-1.175570504584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1.17557050458496">
                <text:p>-1.175570504584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0.497379774329725">
                <text:p>-0.4973797743297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0.250666467128602">
                <text:p>0.2506664671286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0.963507348203421">
                <text:p>0.9635073482034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1.54102648555157">
                <text:p>1.541026485551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1.9021130325903">
                <text:p>1.90211303259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1.36909421185739">
                <text:p>1.369094211857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0.736249105369363">
                <text:p>0.7362491053693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1.96191080118212E-015">
                <text:p>-1.96191080118212E-0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0.736249105369341">
                <text:p>-0.7362491053693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1.36909421185737">
                <text:p>-1.369094211857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0.963507348203443">
                <text:p>-0.9635073482034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0.250666467128612">
                <text:p>-0.2506664671286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0.497379774329715">
                <text:p>0.4973797743297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1.17557050458494">
                <text:p>1.175570504584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1.17557050458496">
                <text:p>1.175570504584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0.497379774329692">
                <text:p>0.4973797743296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0.963507348203414">
                <text:p>-0.9635073482034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1.54102648555157">
                <text:p>-1.541026485551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-0.736249105369371">
                <text:p>-0.7362491053693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-5.8783046359073E-015">
                <text:p>-5.8783046359073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